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officeooo:rsid="0010ffca" officeooo:paragraph-rsid="0010ffca"/>
    </style:style>
    <style:style style:name="P3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12d10f" officeooo:paragraph-rsid="0012d10f" style:font-weight-asian="bold" style:font-weight-complex="bold"/>
    </style:style>
    <style:style style:name="P5" style:family="paragraph" style:parent-style-name="Standard">
      <style:text-properties style:font-name="Liberation Sans" officeooo:rsid="0012d10f" officeooo:paragraph-rsid="0012d10f"/>
    </style:style>
    <style:style style:name="T1" style:family="text">
      <style:text-properties officeooo:rsid="0012d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out</text:p>
      <text:p text:style-name="P2"/>
      <text:p text:style-name="P2">PAWS is a project to occupy my time in retirement, with the aim of teaching myself about FPGA programming. It is based upon the idea of the 8-bit computers and consoles from the 1980s, but using a modern CPU. </text:p>
      <text:p text:style-name="P2"/>
      <text:p text:style-name="P2">It is a development from the work I did on the J1 CPU, which is a 16-bit CPU designed to run Forth natively, to which I added a display via HDMI, plus various input/out facilities such as a UART, button input, LED output and basic audio.</text:p>
      <text:p text:style-name="P2"/>
      <text:p text:style-name="P2">The J1 CPU has been swapped out for a Risc-V RV32 processor, as this can easily be programmed via C using GCC, <text:span text:style-name="T1">in addition to being relatively straightforward to being implemented on an FPGA.</text:span></text:p>
      <text:p text:style-name="P2"/>
      <text:p text:style-name="P5">A support library, libPAWS, for easy access to the hardware is provided. This documentation details libPAWS and describes the hardware.</text:p>
      <text:p text:style-name="P2"/>
      <text:p text:style-name="P4">PAWS CPU and SOC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AWS a Risc-V RV32IMACB CPU – 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1-01-22T07:02:01.243479106</dc:date>
    <dc:creator>Rob Shelton</dc:creator>
    <meta:editing-duration>PT7M56S</meta:editing-duration>
    <meta:editing-cycles>1</meta:editing-cycles>
    <meta:document-statistic meta:table-count="0" meta:image-count="0" meta:object-count="0" meta:page-count="1" meta:paragraph-count="7" meta:word-count="151" meta:character-count="840" meta:non-whitespace-character-count="694"/>
    <meta:generator>LibreOffice/7.0.4.2$Linux_X86_64 LibreOffice_project/00$Build-2</meta:generator>
  </office:meta>
</office:document-meta>
</file>